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70000230A0000110F2D2F7E65.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break-before="page"/>
    </style:style>
    <style:style style:name="P4" style:family="paragraph" style:parent-style-name="Text_20_body">
      <style:paragraph-properties fo:break-before="page"/>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text-properties style:text-underline-style="non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style:style>
    <style:style style:name="P11" style:family="paragraph" style:parent-style-name="Heading_20_1">
      <style:text-properties fo:font-size="22pt" style:font-size-asian="22pt" style:font-size-complex="22pt"/>
    </style:style>
    <style:style style:name="P12" style:family="paragraph" style:parent-style-name="Heading_20_1">
      <style:paragraph-properties fo:break-before="page"/>
    </style:style>
    <style:style style:name="T1" style:family="text">
      <style:text-properties fo:color="#0033c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fo:font-size="18pt" style:font-size-asian="18pt" style:font-size-complex="1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odelagem de Dados</text:p>
      <text:p text:style-name="Standard"/>
      <text:p text:style-name="Standard">Artigos de Mauri Gonçalves no iMasters</text:p>
      <text:p text:style-name="Standard"/>
      <text:h text:style-name="Heading_20_1" text:outline-level="1" text:is-list-header="true">Modelagem de Dados no Access</text:h>
      <text:p text:style-name="Text_20_body">Neste e nos próximos artigos vou falar um pouco sobre um assunto que muitos desconhecem: a Modelagem de Dados.</text:p>
      <text:p text:style-name="Text_20_body">Primeiramente, o que é modelagem de dados? Para quem não sabe, <text:span text:style-name="T2">a modelagem de dados é um processo no qual você "projeta" ou "planeja" a sua base de dados de forma que você possa aproveitar os recursos do Gerenciador de Banco e também para que possa construir um banco de dados consistente, que reaproveite recursos, que exija menos espaço em disco e, sobretudo, que possa ser bem administrado.</text:span></text:p>
      <text:p text:style-name="Text_20_body">Assim, como no processo de software, <text:span text:style-name="T2">a modelagem de dados é um processo que possui etapas a serem seguidas</text:span>, mas que podem ser superadas, dependendo do tipo de banco que se pretende construir. <text:span text:style-name="T2">O documento principal da modelagem de dados é o Diagrama de Entidade</text:span>-Relacionamento - <text:span text:style-name="T2">DER</text:span> (leia-se: dér) ou Modelo de Entidade-Relacionamento (MER).<text:span text:style-name="T2"> Neste documento, são representadas as entidades e os relacionamentos entre elas. As entidades são os "embriões" das tabelas do banco</text:span>. Até avançarmos esta fase da modelagem, elas recebem esta nomenclatura.</text:p>
      <text:p text:style-name="Text_20_body"><text:span text:style-name="T2">Esta primeira fase</text:span> é o que chamamos de <text:span text:style-name="T2">Modelagem Lógica</text:span>. <text:span text:style-name="T2">É quando determinamos o fluxo de dados entre as entidades, isto é, como o próprio nome diz, quando determinamos a lógica do banco que iremos contruir.</text:span></text:p>
      <text:p text:style-name="Text_20_body">O relacionamento entre as entidades é um quesito que deve ser especialmente analisado. <text:span text:style-name="T2">No modelo lógico, toda entidade deve estar relacionada à outra. Quando sobram entidades sem relacionamento, é sinal de que há algum problema. Podem ser entidades que estão sobrando, ou seja, que na verdade não deveriam existir, ou alguma entidade pode estar relacionada à qual não deveria.</text:span></text:p>
      <text:p text:style-name="Text_20_body">Dependendo do tipo de base de dados que se deseja, pode-se aproveitar ferramentas do próprio SGBD e, desta forma, economizar linhas de código. </text:p>
      <text:p text:style-name="Text_20_body">Suponha que façamos um controle de bens doméstimos. Certamente para este sistema não há previsão de migrar a base de dados para uma plataforma maior, como o SQL Server, ou Oracle, certo? <text:span text:style-name="T2">Então por que não aproveitar alguns recursos do SGBD Access para controlar os seus dados? Isto deve ser levado em conta quando se modela um banco. Mas há também casos onde se prevê uma migração ou, quem sabe, se está apenas pensando em um módulo de um sistema. </text:span></text:p>
      <text:p text:style-name="Text_20_body">Neste caso, quanto menos dependência do gerenciador do banco, melhor. Pode-se implementar rotinas no próprio sistema e torná-lo "universal" a qualquer tipo de banco de dados, seja ele proprietário (Access, SQL Server, Oracle) ou livre (MySQL, PostGreSQL).</text:p>
      <text:p text:style-name="Text_20_body">Em plataformas como a Oracle, há módulos de modelagem de dados próprios, totalmente integrados ao banco de dados. Como sabemos, este não é o caso do Access. Mesmo assim, podemos fazer uma análise, por mais simples que seja o banco de dados, antes de colocar Access para rodar.</text:p>
      <text:p text:style-name="P5">Após terminarmos a modelagem lógica, partimos para a modelagem física. Nesta etapa, vamos determinar as tabelas, campos e relacionamentos que efetivamente vamos contruir em nosso banco de dados. Para isto, vamos repensar o modelo lógico que criamos e adequá-lo para a "realidade".</text:p>
      <text:p text:style-name="Text_20_body">Após esta visão geral, vamos nos aprofundar mais na modelagem voltada para o Access. </text:p>
      <text:p text:style-name="Standard"/>
      <text:p text:style-name="P3"/>
      <text:h text:style-name="Heading_20_1" text:outline-level="1" text:is-list-header="true">Modelagem de Dados 1: Entidades</text:h>
      <text:p text:style-name="Text_20_body">Olá pessoal! Depois da visão geral (<text:a xlink:type="simple" xlink:href="http://www.imasters.com.br/artigo/4468/uml/modelagem_de_dados_no_access/" text:style-name="Internet_20_link" text:visited-style-name="Visited_20_Internet_20_Link">artigo anterior</text:a>), vamos por a mão na massa e iniciar o Modelo Lógico do nosso banco de dados. Para que os conceitos fiquem bem visíveis, vou exemplificar para vocês um banco de dados para um sistema de Biblioteca. </text:p>
      <text:p text:style-name="Text_20_body">O start da modelagem se dá a partir das <text:span text:style-name="Strong_20_Emphasis">ENTIDADES</text:span>. Uma entidade é uma representação de um conjunto de informações sobre determinado conceito do sistema. <text:span text:style-name="T2">Toda entidade possui </text:span><text:span text:style-name="Strong_20_Emphasis"><text:span text:style-name="T2">ATRIBUTOS</text:span></text:span><text:span text:style-name="T2">, que são as informações que referenciam a entidade</text:span>.</text:p>
      <text:p text:style-name="Text_20_body">Para exemplificar no sistema de controle de Biblioteca, partimos do conceito principal que é o empréstimo de obras por usuários da biblioteca. A partir deste <text:span text:style-name="T5">conceito</text:span> inicial, vamos ramificando e descobrindo novos conceitos. Podemos iniciar nosso raciocínio da seguinte forma:</text:p>
      <text:p text:style-name="Text_20_body"><text:span text:style-name="T2">"Uma biblioteca possui </text:span><text:span text:style-name="Strong_20_Emphasis"><text:span text:style-name="T2">Obras literárias</text:span></text:span> que podem ser tomadas em <text:span text:style-name="Strong_20_Emphasis"><text:span text:style-name="T2">empréstimos</text:span></text:span><text:span text:style-name="T2"> pelos </text:span><text:span text:style-name="Strong_20_Emphasis"><text:span text:style-name="T2">usuários</text:span></text:span> credenciados."</text:p>
      <text:p text:style-name="Text_20_body">Podemos rapidamente enxergar <text:span text:style-name="T2">um </text:span><text:span text:style-name="Emphasis"><text:span text:style-name="T2">cadastro de livros</text:span></text:span>, <text:span text:style-name="T2">um </text:span><text:span text:style-name="Emphasis"><text:span text:style-name="T2">cadastro de usuários</text:span></text:span> e <text:span text:style-name="T2">um </text:span><text:span text:style-name="Emphasis"><text:span text:style-name="T2">registro de empréstimos</text:span></text:span>, certo? <text:span text:style-name="T2">É essa visão que temos que ter ao modelarmos um banco, isto é, devemos detectar as informações que devemos armazenar. </text:span></text:p>
      <text:p text:style-name="Text_20_body"><text:span text:style-name="T2">Para identificar se aquele conceito pode ser uma entidade você deve apenas se perguntar: "</text:span><text:span text:style-name="Emphasis"><text:span text:style-name="T2">Eu desejo armazenar quais informações sobre este conceito ?</text:span></text:span><text:span text:style-name="T2">" Se houverem informações a serem armazenadas, você tem uma </text:span><text:span text:style-name="Strong_20_Emphasis"><text:span text:style-name="T2">ENTIDADE</text:span></text:span><text:span text:style-name="T2">. Exemplificando: Eu desejo armazenar os seguintes dados do livro: Título, Autor, Editora, Ano, Edição e Volume. Temos então a entidade Livro.</text:span></text:p>
      <text:p text:style-name="Text_20_body"><text:span text:style-name="T2">A cada uma destas informações que armazenamos, damos o nome de ATRIBUTO. Um atributo pode ser uma informação única, bem como pode ser um conjunto de informações.</text:span> Exemplificando: Sobre empréstimos, eu tenho os seguintes atributos: <text:span text:style-name="Emphasis">Código, livro emprestado, usuário que emprestou, data de empréstimo e data de devolução</text:span>. O atributo "livro emprestado" refere-se ao livro, porém sabemos que há informações que devem ser armazenadas sobre livros como vimos antes. Temos aí <text:span text:style-name="T2">um exemplo de um atributo que é um conjunto de outros atributos: todos os atributos da entidade Livro, formam um atributo da entidade Empréstimo.</text:span></text:p>
      <text:p text:style-name="Text_20_body">Outra situação é a seguinte: deseja-se armazenar 2 números de telefone para cada usuário. Telefone é um dos atributos da entidade Usuário. Neste caso, não temos referência à nenhuma outra entidade, ou seja, temos mais de uma informação para o mesmo atributo. A este atributo damos o nome de <text:span text:style-name="Strong_20_Emphasis"><text:span text:style-name="T2">ATRIBUTO MULTIVALORADO</text:span></text:span><text:span text:style-name="T2">, pois temos 2 valores para o mesmo atributo em uma mesma entidade. Sabemos que nos bancos de dados não é possivel armazenar mais de uma informação no mesmo campo. Por isso, veremos mais à frente uma solução para os atributos multivalorados.</text:span></text:p>
      <text:p text:style-name="Text_20_body"><text:span text:style-name="T2">Quando os atributos de uma entidade formam o atributo de outra, podermos dizer que existem uma referenciação entre as entidades. Naquele atributo da entidade Empréstimos vamos armazenar apenas uma referência à entidade Livro. O mesmo ocorrerá com relação à entidade Usuário. Pelo simples fato de existir esta referência de uma entidade em outra, temos então o que chamamos de </text:span><text:span text:style-name="Strong_20_Emphasis"><text:span text:style-name="T2">RELACIONAMENTO</text:span></text:span><text:span text:style-name="T2">.</text:span></text:p>
      <text:p text:style-name="Text_20_body"/>
      <text:p text:style-name="P4"/>
      <text:p text:style-name="Text_20_body">Neste começo, temos um rascunho do nosso Diagrama de Entidade-Relacionamento:</text:p>
      <text:p text:style-name="Text_20_body"><text:span text:style-name="Strong_20_Emphasis">Entidades</text:span>: Usuário, Livro, Empréstimo<text:line-break/><text:span text:style-name="Strong_20_Emphasis">Relacionamentos</text:span>: Usuário - Empréstimo, Livro - Empréstimo</text:p>
      <text:p text:style-name="Standard"><draw:frame draw:style-name="fr1" draw:name="graphics1" text:anchor-type="paragraph" svg:width="8.969cm" svg:height="4.367cm" draw:z-index="0"><draw:image xlink:href="Pictures/200000070000230A0000110F2D2F7E65.svm" xlink:type="simple" xlink:show="embed" xlink:actuate="onLoad"/></draw:frame></text:p>
      <text:h text:style-name="Heading_20_1" text:outline-level="1" text:is-list-header="true">Modelagem de Dados 2 - Os Relacionamentos</text:h>
      <text:p text:style-name="Text_20_body">Agora que definimos nossas entidades, vamos falar sobre os relacionamentos entre elas.<text:line-break/>Na matéria anterior vimos como identificar os relacionamentos entre entidades, porém devemos observar alguns <text:span text:style-name="T2">aspectos importantes que sinalizam erros na modelagem:</text:span></text:p>
      <text:p text:style-name="Text_20_body"><text:span text:style-name="Strong_20_Emphasis"><text:span text:style-name="T1">01. </text:span></text:span>Quando "sobram" entidades sem relacionamentos;</text:p>
      <text:p text:style-name="Text_20_body"><text:span text:style-name="Strong_20_Emphasis"><text:span text:style-name="T1">02. </text:span></text:span>Quando ocorrem "ciclos fechados" de relacionamentos;<text:line-break/>Exemplo: Usuário relaciona-se com Empréstimo que relaciona-se com Livro que relaciona-se com Usuário que relaciona-se com Empréstimo, etc...</text:p>
      <text:p text:style-name="Text_20_body"><text:span text:style-name="Strong_20_Emphasis"><text:span text:style-name="T1">03. </text:span></text:span>Entidades com muitos atributos relacionando-se com entidades com apenas alguns atributos;</text:p>
      <text:p text:style-name="Text_20_body"><text:span text:style-name="Strong_20_Emphasis"><text:span text:style-name="T1">04. </text:span></text:span>Muitas entidades relacionando-se à uma mesma entidade;</text:p>
      <text:p text:style-name="Text_20_body"><text:span text:style-name="T2">É importante atentar para esses erros para que não haja acúmulo de inconsistências e que não torne a modelagem um processo problemático</text:span>. Mas não se preocupe em resolver tudo de uma vez só, pois mais a frente veremos formas de <text:span text:style-name="T2">VALIDAR nossa modelagem</text:span>, de maneira que os erros não passem despercebidos.</text:p>
      <text:p text:style-name="Text_20_body">Determinados os relacionamentos, temos que verificar o número de referências de uma entidade em outra, ou seja, agora vamos <text:span text:style-name="T2">verificar a CARDINALIDADE dos relacionamentos</text:span>. Vejamos as possibilidades:</text:p>
      <text:p text:style-name="Text_20_body"><text:span text:style-name="Strong_20_Emphasis">- Relacionamento Um-Para-Um (1:1)<text:line-break/></text:span>Uma instância da entidade A relaciona-se a uma instância da entidade B</text:p>
      <text:p text:style-name="Text_20_body"><text:span text:style-name="Strong_20_Emphasis">- Relacionamento Um-Para-Vários (1:N)<text:line-break/></text:span>Uma instância da entidade A relaciona-se a várias instâncias da entidade B</text:p>
      <text:p text:style-name="Text_20_body"><text:span text:style-name="Strong_20_Emphasis">- Relacionamento Vários-Para-vários (N:M)<text:line-break/></text:span>Várias instâncias da entidade A relacionam-se a várias instâncias da<text:line-break/>entidade B</text:p>
      <text:p text:style-name="P5">Estas 3 cardinalidades apresentadas acima são implicitamente, CARDINALIDADES MÁXIMAS, mas pode-se determinar a CARDINALIDADE MÍNIMA, que pode ser descrita desta forma:</text:p>
      <text:p text:style-name="Text_20_body"><text:span text:style-name="Strong_20_Emphasis">- Relacionamento Um-Para-Vários (0,1:1,N)<text:line-break/></text:span>Nenhuma ou uma instância da entidade A relaciona-se á uma ou várias instancias da entidade B.</text:p>
      <text:p text:style-name="Text_20_body">Exemplo de relacionamento Um-Para-Vários com cardinalidade mínima:</text:p>
      <text:p text:style-name="Text_20_body"><text:soft-page-break/>Usuario - Emprestimo (1,1:0,N)</text:p>
      <text:p text:style-name="Text_20_body">- Um usuário pode estar relacionado a nenhum ou a vários empréstimos.<text:line-break/>- Um empréstimo deve estar relacionado a somente um usuário.</text:p>
      <text:p text:style-name="Text_20_body"><text:span text:style-name="Strong_20_Emphasis">Conclusão</text:span>: Pode ser que um usuário nunca faça empréstimos, assim como pode haver usuário que faça vários emprestimos, porém um empréstimo obrigatoriamente tem que ser feito por um único usuário.</text:p>
      <text:p text:style-name="Text_20_body">Exemplo de relacionamento Vários-Para-Vários com cardinalidade mínima:</text:p>
      <text:p text:style-name="Text_20_body">Emprestimo - Livro (0,N:1,N)</text:p>
      <text:p text:style-name="Text_20_body">- Um empréstimo pode estar relacionado a um ou a vários livros.<text:line-break/>- Um livro pode estar relacionado a nenhum ou a vários emprestimos.</text:p>
      <text:p text:style-name="Text_20_body"><text:span text:style-name="Strong_20_Emphasis">Conclusão</text:span>: Pode ser que um livro nunca seja emprestado, assim como pode haver livros que tenham sido emprestado várias vezes, porém um empréstimo deve conter pelo menos um livro ou pode conter vários.</text:p>
      <text:p text:style-name="Text_20_body"><text:span text:style-name="T2">A Cardinalidade Mínima</text:span> pode ser incluída no Modelo Lógico, mas é pouco utilizada por ser, muitas vezes, redundante e óbvia, mas <text:span text:style-name="T2">muito é útil no que refere à expôr a clareza dos relacionamentos entre entidades.</text:span></text:p>
      <text:p text:style-name="Text_20_body">Se você está em dúvida quanto á quem é o lado "Um" e quem é o lado "Vários" no seu relacionamento, use as seguintes dicas:</text:p>
      <text:p text:style-name="Text_20_body">Relacionamentos 1 para N: no 1 o campo é a PK. No N o campo é a FK.</text:p>
      <text:p text:style-name="Text_20_body">Relacionamentos 1 para 1: no 1 o campo é a PK. No outro 1 o campo é também uma PK.</text:p>
      <text:p text:style-name="Text_20_body">Relacionamentos N para N: no primeiro N o campo é FK. No outro N o campo é também uma FK.</text:p>
      <text:p text:style-name="Text_20_body">- Veja em qual das entidades está o atributo que faz referencia à outra entidade. Esta entidade onde está o atributo é o lado "Vários" a outra é o lado "Um", trata-se então de um relacionamento Um-Para-Vários.</text:p>
      <text:p text:style-name="Text_20_body">- Se ambas as entidades tiverem atributos que referenciam uma à outra, então ambas possuem a cardinalidade "Varios", isto é, trata-se de um relacionamento Vários-Para-Vários.</text:p>
      <text:p text:style-name="Text_20_body">Estas 2 regrinhas funcionam como fórmulas. Apenas aplique-as ao seu relacionamento, sem pensar muito. Mesmo que fique um pouco confuso para você, mais pra frente verá que elas são válidas.</text:p>
      <text:p text:style-name="Text_20_body"><text:span text:style-name="Strong_20_Emphasis">Descrição do nosso Diagrama de Entidade-Relacionamento:</text:span></text:p>
      <text:p text:style-name="Text_20_body">Entidades: Usuário, Empréstimo, Livro<text:line-break/>Relacionamentos: Usuario-Emprestimo(1:N), Emprestimo-Livro(N-N)</text:p>
      <text:p text:style-name="Text_20_body">Na próxima matéria mostrarei para vocês o Diagrama de Entidade-Relacionamento propriamente dito e as ferramentas de software que você pode utilizar na modelagem do seu banco de dados.</text:p>
      <text:p text:style-name="Standard"/>
      <text:h text:style-name="P11" text:outline-level="1" text:is-list-header="true">Modelagem de Dados - Validação do modelo ER</text:h>
      <text:p text:style-name="Text_20_body">Nesta terceira parte da nossa série, vou falar sobre a validação do Diagrama Entidade-Relacionamento: o DER. Tendo definido as entidades, seus atributos e relacionamentos, vamos fazer uma verificação em nosso modelo ER em busca de falhas. É nesta fase que vamos validar nosso modelo ER e corrigir falhas em relacionamentos e possíveis entidades que deveriam ou não existir.</text:p>
      <text:p text:style-name="Text_20_body">Nesta parte, também começamos a visualizar o modelo físico do banco de dados, onde as entidades viram tabelas e os atributos viram campos. Abaixo estão descritos <text:span text:style-name="T2">os erros mais frequentes </text:span><text:soft-page-break/><text:span text:style-name="T2">ocorridos no modelo:</text:span></text:p>
      <text:p text:style-name="Text_20_body"><text:span text:style-name="T4">Associações Incorretas</text:span>: No modelo ER sempre pensamos nas associações entre entidades não entre atributos. Seria incorreto por exemplo associar ao Livro (voltando ao nosso modelo Biblioteca) o nome do usuário que o tomou emprestado. Não se pode associar o nome do usuário ao livro, e sim o usuário como um todo. <text:span text:style-name="T2">Verifique se não há associações entre atributos no seu modelo. Faça sempre associações entre Entidades</text:span>.</text:p>
      <text:p text:style-name="Text_20_body">Usar uma entidade como atributo de outra: No modelo lógico, as associações ainda se dão de forma abstrata. É incorreto colocar na entidade Empréstimo o atributo Usuário, sendo que Usuário é uma entidade associada e não um atributo e isso vale para qualquer outra entidade relacionada. Essa regra costuma gerar muita controvérsia porque costumamos confundir o conceito com o modelo físico onde criamos as Chaves - mas este assunto veremos mais à frente.</text:p>
      <text:p text:style-name="P5">Usar o número incorreto de entidades em um relacionamento: Verifique sempre os casos de mais de uma entidade associada á mesma entidade. Nestes casos, o que surge é um relacionamento redundante e desnecessário.</text:p>
      <text:p text:style-name="Text_20_body">Depois de verificados e corrigidos os erros nas associações (ou relacionamentos) devemos verificar se o modelo está completo. Nele devem ser expressadas todas as entidades, com seus atributos e relacionamentos. Para isso, verifique se é possivel obter todas as informações desejadas a partir do modelo construido e também se todas as transações de dados podem ser executadas. Se tudo estiver ok, partimos para o próximo passo.</text:p>
      <text:p text:style-name="Text_20_body"><text:span text:style-name="T4">Verificar redundâncias:</text:span> <text:span text:style-name="T2">Um modelo de banco de dados deve ser "mínimo", ou seja, não apresentar nenhum tipo de redundância</text:span>. Para verificar a redundância nas transações com dados, analise a função de cada relacionamento e <text:span text:style-name="T2">reveja os que fizerem operações muito semelhantes ou iguais. Verifique também se há ciclos associativos, por exemplo:</text:span></text:p>
      <text:p text:style-name="Text_20_body"><text:span text:style-name="Strong_20_Emphasis"><text:span text:style-name="T2">"A é associado a B que é associado a C que é associado a A"</text:span></text:span></text:p>
      <text:p text:style-name="Text_20_body">Neste caso, á uma redundância na parte "C que é associado a A", pois <text:span text:style-name="T2">C já é associado a A</text:span> através da entidade B, ou seja, este exemplo representa uma <text:span text:style-name="T2">associação desnecessária</text:span> e pode ser descartada sem nenhum prejuízo para o modelo. O correto seria: "A é associado a B que é associado a C"</text:p>
      <text:p text:style-name="Text_20_body">Além disso, podem haver <text:span text:style-name="T2">atributos redundantes nas entidades</text:span>. Atributos redundantes são aqueles que podem ter uma <text:span text:style-name="T2">nomenclatura diferente porem eles armazenam os mesmo dados</text:span>, a mesma informação. Verifique a existencia destes atributos e elimine-os do modelo.</text:p>
      <text:p text:style-name="Text_20_body">Outro item considerável é o aspecto de tempo do banco de dados. Quando construimos modelo ER, pensamos somente na situação momentânea do banco de dados. Para corrigir isso, <text:span text:style-name="T2">devemos verificar atributos e relacionamentos que podem ser alterados durante a utilização do banco de dados.</text:span></text:p>
      <text:p text:style-name="Text_20_body">Um exemplo ótimo de atributo, porém fora do nosso caso da Biblioteca, é o<text:span text:style-name="T2"> Empregado</text:span>.</text:p>
      <text:p text:style-name="Text_20_body">Suponha a existência de uma entidade Empregado e o atributo Salario. A partir dessa entidade, <text:span text:style-name="T2">pode-se criar uma entidade Salario com o atributo Data. Desta forma, obtém-se um histórico de salários do empregado.</text:span></text:p>
      <text:p text:style-name="Text_20_body">Um exemplo de associação pode ser a associação entre Empregado e Departamento. <text:span text:style-name="T2">Adicionando um atributo Data neste relacionamento, teremos um histório de departamentos por onde o Empregado passou.</text:span></text:p>
      <text:p text:style-name="Text_20_body">Também é importante levar em conta o armazenamento de informações antigas. Para evitar o crescimento demasiado do banco de dados, podem ser eliminadas informações antigas ou podem ser reinseridas no banco de outra forma. Por isso, é importante pensar no caso de remoção de dados da base, que outras informações seriam comprometidas. <text:span text:style-name="T2">Deve-se planejar como guardar informações antigas ou que com o passar do tempo não venham mais a ser utilizadas, como, por exemplo, informações que serão usadas somente para cálculos estatísticos ou visões.</text:span></text:p>
      <text:p text:style-name="Text_20_body"><text:soft-page-break/>Pode ocorrer também a existência de entidades isoladas, isto é, sem nenhuma associação. A ocorrência destas entidades não é de todo incorreto, mas, na prática, elas acabam sendo descartadas, por isso verifique se ela não faz parte de alguma associação incorreta ou que não tenha sido feita.</text:p>
      <text:p text:style-name="Text_20_body">Lembre-se que <text:span text:style-name="T2">por mais simples que seja seu modelo ER, você deve fazer a validação completa. Este é o momento de corrigir erros e falhas de modelagem porque quando identificadas na modelagem física você acaba tendo que voltar a esse passo para fazer a arrumação do problema.</text:span></text:p>
      <text:p text:style-name="Text_20_body">No proximo artigo, começamos a falar sobre a Modelagem Física.</text:p>
      <text:p text:style-name="Standard"/>
      <text:h text:style-name="P12" text:outline-level="1" text:is-list-header="true"><text:span text:style-name="T6">Modelagem de Dados (Parte 04) - Abordagem Relacional</text:span></text:h>
      <text:p text:style-name="Text_20_body">A grande maioria dos Sistemas Gerenciadores de Banco de Dados (ou simplemente SGBD's) são Relacionais. Os bancos Relacionais são compostos por Tabelas ou Relações. Este termo "Relações" é mais usado na literatura original sobre abordagem relacional (daí a denominação "Relacional'), enquanto que "Tabela" é um termo mais prático e mais usado em produtos comerciais. Para não haver confusão de conceitos, vou usar a terminologia "Tabela".<text:line-break/><text:line-break/>Uma Tabela é um conjunto não ordenado de linhas ou (tuplas - terminologia original) e cada linha possui campos (atributos). Cada campo é identificado por um nome de campo (ou nome de atributo) e o conjunto de linhas de uma tabela, que possuem o mesmo nome chama-se coluna. Para muitos, nada disso é novidade, mas não nos custa nada lembrar os conceitos.<text:line-break/></text:p>
      <text:p text:style-name="Text_20_body">Modelo lógico: relação, atributo, tupla</text:p>
      <text:p text:style-name="Text_20_body">Modelo físico: tabela, campo, registro</text:p>
      <text:p text:style-name="Text_20_body"><text:line-break/><text:span text:style-name="T2">Algumas características específicas de uma tabela de banco de dados:</text:span></text:p>
      <text:p text:style-name="Text_20_body"><text:span text:style-name="T2">- As linhas da tabela não são ordenadas</text:span>. A recuperação de linhas em uma tabela acontece arbitrária, ou seja, a recuperação será da forma como está no banco e pronto, a não ser que a ordem seja especificada pelo programador na sua consulta.</text:p>
      <text:p text:style-name="Text_20_body">- Os valores de campo de uma tabela de banco de dados são <text:span text:style-name="T2">mono-valorados. Pode-se apenas ter 1 valor em um campo, não sendo possivel armazenar "coleções" como Arrays (ou Vetores) por exemplo.</text:span><text:span text:style-name="T5"> <text:s/></text:span></text:p>
      <text:p text:style-name="P6">Obs.: No PostgreSQL um campo pode armazenar informações do tipo array.</text:p>
      <text:p text:style-name="Text_20_body">- A linguagem de consulta ao banco de dados permite o acesso por qualquer critério envolvendo os campos de uma ou mais linhas. Em um arquivo de dados por exemplo é necessário um índice ou esquema de ponteiros para buscar algum valor. Na verdade índices também existem nos bancos de dados, mas isso não é considerado pelo programador nas consultas ás tabelas.<text:line-break/><text:line-break/>Um item primordial quando falamos entre relacionamento entre linhas de tabelas é a CHAVE.  <text:span text:style-name="T2">A chave primária é formada por um ou mais campos de uma tabela e serve como identificador de uma linha. Porém a chave primária deve ser sempre mínima, ou seja, ser composta pelo menor número de campos possível</text:span> (no mínimo 1). Veremos mais adiante o uso de chaves com mais de um campo, que recebem o nome de "chave composta".<text:line-break/><text:line-break/>Vistos os conceitos básicos de um banco relacional, temos que considerar alguns pontos antes de iniciarmos a transformação de um modelo ER em um modelo físico para o banco de dados:</text:p>
      <text:p text:style-name="Text_20_body"><text:span text:style-name="T2">- O modelo ER não considera implementação com nenhum SGBD</text:span>. É muito comum, surgirem modificações no esquema lógico para possibilitar a criação do modelo físico e usar os recursos do SGBD.</text:p>
      <text:p text:style-name="P5">- Ao construir o seu banco físico, voce deve considerar fatores como:</text:p>
      <text:p text:style-name="Text_20_body">    - <text:span text:style-name="T2">Diminuir o número de acessos a disco</text:span>: A cada consulta á tabela, todas os campos da linha são carregados para a memória, mesmo que voce utilize apenas 1 deles)</text:p>
      <text:p text:style-name="Text_20_body"><text:span text:style-name="T2">    - Evitar junções</text:span>: Em muitas consultar a banco, são feitas junções de dados em várias linhas de tabelas. Utilize todos os dados necessários de preferencia em uma única linha diminuindo o número de junções, pois uma junção acaba envolvendo vários acessos a disco.</text:p>
      <text:p text:style-name="Text_20_body"><text:soft-page-break/>    - <text:span text:style-name="T2">Diminuir o número de chaves primárias</text:span>: Fatalmente voce acabará juntado algumas tabelas que você dividiu durante a modelagem lógico. Isso porque a presença de chaves em locais diferentes, armazenando a mesma informação acaba virando mais espaço em disco utilizado e mais processamento. </text:p>
      <text:p text:style-name="Text_20_body">    - <text:span text:style-name="T2">Evitar campos opcionais</text:span>: Técnicamente um campo vazio no banco de dados não ocupa espaço em disco, devido às técnicas de compressão de dados existentes nos SGBDs de hoje. Mas <text:span text:style-name="T2">o problema surge quando a obrigatoriedade ou não do preenchimento de um campo depende do valor de outro campo.</text:span></text:p>
      <text:p text:style-name="Text_20_body"><text:span text:style-name="T2">Este fator acaba sendo resolvido via programação</text:span>, ou seja, pelo sistema que vai acessar aquele banco e isso deve ser evitado. <text:span text:style-name="T2">Algumas medidas de integridade de dados podem ser tomadas ja no banco, deixando o mínimo de campos que podem assumir o valor NULL.<text:line-break/></text:span><text:line-break/><text:span text:style-name="T2">A transformação do modelo ER em um modelo relacional segue as seguinte etapas:</text:span></text:p>
      <text:p text:style-name="Text_20_body">- Tradução de Entidades e Atributos<text:line-break/>- Tradução de Relacionamentos e respectivos atributos<text:line-break/>- Tradução de generalizações/especializações<text:line-break/><text:line-break/>Inicialmente, a tradução de entidades é razoávelmente obvia: uma entidade gera uma tabela. Cada atributo da entidade gera uma coluna e os <text:span text:style-name="T2">atributos identificadores da entidade tornam-se chave primária</text:span>. Essa é uma tradução inicial. No decorrer da transformação entre modelos, algumas tabelas ainda poderão ser fundidas ou divididas.<text:line-break/><text:line-break/>Mesmo assim, não recomendável apenas transcrever os nomes de atributos como nomes dos campos. Lembre que agora estamos falando de tabela física, de campos que serão acessados via programação ou seja, temos agora uma nova visão da situação. É nessa fase que, por questões de boa prática e organização no processo de modelagem deseja-se que sejam definidos alguns "padrões" para nomes de campos, abreviaturas e sempre primar por nomes curtos para os campos, ou seja das colunas da tabela.<text:line-break/><text:line-break/>Para deixar mais claro a forma como voce deve fazer isso, vou mostrar um exemplo:</text:p>
      <text:p text:style-name="Text_20_body">Tem-se a entidade Pessoa com os atributos: Codigo, Nome, Endereço e Data de Nascimento. Código é o atributo identificador. Um exemplo de "tradução" dos campos seria:<text:line-break/><text:line-break/>Tabela: Pessoa - Campos: CodPessoa, NomePess, EnderecoPess, DataNascPess<text:line-break/><text:line-break/>Utilizei o seguinte padrão:</text:p>
      <text:p text:style-name="Text_20_body">- Para a chave primária, utilizei o prefixo "Cod" + o nome da tabela.<text:line-break/>- Para os demais campos utilizei o mesmo nome + o sufixo "Pess" em todos eles, identificando-os como sendo da tabela Pessoa.<text:line-break/><text:line-break/>Mas há uma boa justificativa para esse sufixo "Pess" nos nomes:<text:line-break/>Ipotéticamente em uma instrução SQL pode haver uma junção da tabela Pessoa com a tabela Departamento. Departamento também possui um campo Nome. É recomendável não utilizar o mesmo nome de campo em tabelas diferentes para não gerar a seguinte situação:<text:line-break/><text:line-break/>SELECT Pessoa.Nome, Departamento.Nome FROM Pessoa, Departamento (...);</text:p>
      <text:p text:style-name="Text_20_body">Na seleção SQL de campos o mesmo nome, deve-se especificar o nome da tabela de origem, o que pode tornar a cláusula muito longa, visto que consultas muitos mais complexas que essa são feitas com muita frequencia.<text:line-break/><text:line-break/><text:soft-page-break/>SELECT NomePess, NomeDept FROM Pessoa, Departamento (...);  <text:line-break/>A utilização do sufixo para os mesmos campos de tabelas diferentes, nos poupa o trabalho de incluir o nome da tabela de origem, tornando a cláusula SQL mais limpa e legível, além de tornar o campo reconhecido em qualquer consulta: (Todos os campos com final "Pess" serão reconhecidos como sendo da tabela Pessoa)</text:p>
      <text:p text:style-name="Text_20_body">Esse exemplo mostra que vários fatores estão envolvidos na transformação para o modelo relacional. No proximo artigos seguiremos com a proxima etapa da tradução: Relacionamentos e Atributos.. </text:p>
      <text:p text:style-name="Standard"/>
      <text:p text:style-name="Standard"/>
      <text:h text:style-name="Heading_20_1" text:outline-level="1" text:is-list-header="true">Parte 05 (Transformação entre Modelos)</text:h>
      <text:p text:style-name="Text_20_body">Olá caros leitores! Vamos em frente com a série de artigos sobre Modelagem de Dados. Essa parte da transformação entre modelos é a parte mais interessante da modelagem. Aqui começa "de verdade" a surgir, finalmente, o banco de dados propriamente dito. Em especial a tradução dos relacionamentos (assunto que começo a abordar hoje) é o que deixa mais claro os conceitos vistos na modelagem conceitual, ou modelagem lógica.</text:p>
      <text:p text:style-name="Text_20_body">Um relacionamento nada mais é do que uma "ligação" entre duas entidades (agora, Tabelas) que juntas criam informações complexas. Como o assunto agora é tabela física do banco de dados, nos temos que construir nossa base de forma "conectada". Para isso nós usamos as famosas CHAVES. As chaves tem variações e diferentes finalidades. De forma rápida vou explicar um pouco sobre cada tipo de chave:</text:p>
      <text:p text:style-name="Text_20_body"><text:span text:style-name="Strong_20_Emphasis">Chave Primária</text:span>: A chave primária é o que chamávamos na modelagem lógica de "atributo identificador". Geralmente é um campo da tabela que armazena uma informação única, que não se repete em nenhum outro registro daquela mesma tabela. Desta forma ele serve como identificador daquele registro.</text:p>
      <text:p text:style-name="Text_20_body"><text:span text:style-name="Strong_20_Emphasis">Chave Composta</text:span>: A chave composta é formada pela chave primária e por alguma outra informação que também é unica na tabela. Os dois campos juntos, formam uma chave composta. Este tipo de chave é usado com mais frequencia em tabelas provenientes de relacionamentos N:N [vários para vários] (veremos mais á frente).</text:p>
      <text:p text:style-name="Text_20_body"><text:span text:style-name="Strong_20_Emphasis">Chave Estrangeira</text:span>: Esta chave é um campo em uma tabela que armazena o conteúdo da chave prímária de outra tabela. Chave estrangeira é sinônimo de relacionamento entre tabelas. Se há relacionamento há chave estrangeira.</text:p>
      <text:p text:style-name="Text_20_body">A primeira coisa que define a forma como voce vai traduzir o relacionamento é a cardinalidade das entidades (assunto abordado no começo da série).</text:p>
      <text:p text:style-name="Text_20_body"><text:span text:style-name="Strong_20_Emphasis">Cardinalidade 1:N (Um-Para-Varios)</text:span>: Indica a adição de um campo na tabela correspondente ao "lado N". Esse campo será uma chave estrangeira e vai armazenar a chave primária da tabela do "lado 1". Veja um esquema relacional que exemplifica esse tipo de cardinalidade:</text:p>
      <text:p text:style-name="Text_20_body">Funcionario (<text:span text:style-name="T2">CodFuncionario</text:span>, NomeFunc)</text:p>
      <text:p text:style-name="Text_20_body">Ramal (<text:span text:style-name="T2">CodRamal, CodFuncionario</text:span>, NumeroRamal) </text:p>
      <text:p text:style-name="Text_20_body">CodFuncionario referencia Funcionario</text:p>
      <text:p text:style-name="Text_20_body"><text:span text:style-name="Strong_20_Emphasis">Observe</text:span>: Segundo a notação de Esquema Relacional, campo sublinhado indica Chave Primária. No esquema relacional da tabela Ramal temos dois campos sublinhados (indicando que os dois forma a chave primática). O campo CodFuncionario no entanto é uma chave estrangeira, porque ele armazena um valor que identifica um registro na tabela Funcionario.</text:p>
      <text:p text:style-name="Text_20_body"><text:soft-page-break/><text:span text:style-name="Strong_20_Emphasis">Cardinalidade N:N (Vários-Para-Vários)</text:span>: Este tipo de relacionamento gera uma terceira tabela. Neste caso nenhum dos lados do relacionamento vai armazer chave estrangeira (como no 1:N). O que vai acontecer é que cria-se uma nova tabela, que vai armazenar as chaves de ambos os lados. Veja um esquema relacional que exemplifica esse tipo de cardinalidade:</text:p>
      <text:p text:style-name="Text_20_body">Funcionario(<text:span text:style-name="T2">CodFuncionario</text:span>, NomeFunc)</text:p>
      <text:p text:style-name="Text_20_body">Projeto(<text:span text:style-name="T2">CodProjeto</text:span>, TituloProjeto) </text:p>
      <text:p text:style-name="Text_20_body">Participacao(<text:span text:style-name="T2">CodFuncionario,CodProjeto</text:span>)</text:p>
      <text:p text:style-name="Text_20_body">CodFuncionario referencia Funcionario </text:p>
      <text:p text:style-name="Text_20_body">CodProjeto referencia Projeto</text:p>
      <text:p text:style-name="Text_20_body"><text:span text:style-name="Strong_20_Emphasis">Observe</text:span>: Segundo este esquema relacional, um funcionário pode participar de vários projetos, sendo que em um projeto pode-se ter vários funcionários. Neste caso cria-se mais uma tabela, que vai juntar as duas chaves do relacionamento. No exemplo, cria-se a tabela "Participacao" que indica o funcionário e qual projeto ele participa. </text:p>
      <text:p text:style-name="Text_20_body"><text:span text:style-name="Strong_20_Emphasis">Cardinalidade 1:1 (Um-Para-Um)</text:span>: <text:span text:style-name="T2">Esse tipo de cardinalidade em grande maioria dos casos nao justifica um relacionamento</text:span>. Mas pode ser implementado por questoes de organização dos dados. Veremos futuramente na parte de Normalização, como resolver relacionamentos 1:1..</text:p>
      <text:p text:style-name="Text_20_body">No próximo artigo, continuamos a fazer a tradução de relacionamentos . Até breve.</text:p>
      <text:p text:style-name="Standard"/>
      <text:h text:style-name="Heading_20_1" text:outline-level="1" text:is-list-header="true">Parte 06 (Generalizações / Especializações)</text:h>
      <text:p text:style-name="Text_20_body">Caros colegas. Estive ausente da coluna nesses 3 meses por motivos profissionais, mas aqui estou, e darei continuidade à série sobre Modelagem.</text:p>
      <text:p text:style-name="Text_20_body">No artigo anterior vimos <text:span text:style-name="T2">como traduzir os relacionamentos</text:span>. Para concluir essa etapa, <text:span text:style-name="T2">vamos às recomendações:</text:span></text:p>
      <text:list xml:id="list9082872918229537525" text:style-name="L1">
        <text:list-item>
          <text:p text:style-name="P9">Tradução de relacionamentos é orientada sempre pela cardinalidade mínima. </text:p>
        </text:list-item>
        <text:list-item>
          <text:p text:style-name="P9">Se houverem relacionamentos 1:1, verifique se não é melhor fundir as 2 tabelas em uma única. </text:p>
        </text:list-item>
        <text:list-item>
          <text:p text:style-name="P9">A chave primária é colocada sempre na tabela que corresponde ao lado N do relacionamento 1:N. </text:p>
        </text:list-item>
        <text:list-item>
          <text:p text:style-name="P9">Relacionamentos N:N sempre geram uma terceira tabela, com as chaves primárias das 2 tabelas originais. </text:p>
        </text:list-item>
        <text:list-item>
          <text:p text:style-name="P7">Se necessário, escreva o esquema relacional do seu banco de dados, antes de gerar suas tabelas. </text:p>
        </text:list-item>
      </text:list>
      <text:p text:style-name="Text_20_body">A tradução de generalizações/especializações tem alguns aspectos particulares que devemos analisar.</text:p>
      <text:p text:style-name="Text_20_body">Primeiramente vamos supor uma entidade com especializações: </text:p>
      <text:p text:style-name="Text_20_body"><text:span text:style-name="Strong_20_Emphasis">Entidade: Pessoa</text:span> - Atributos: Código, Nome, Endereço e Telefone</text:p>
      <text:p text:style-name="Text_20_body"><text:span text:style-name="Strong_20_Emphasis">Entidade: Pessoa Fisica</text:span> - Atributos: Todos os atributos de Pessoa, CPF, RG </text:p>
      <text:p text:style-name="Text_20_body"><text:span text:style-name="Strong_20_Emphasis">Entidade: Pessoa Jurífica</text:span> - Atributos: Todos os atributos de Pessoa, CNPJ, IE, Razão Social</text:p>
      <text:p text:style-name="Text_20_body">As entidades Pessoa Física e Jurídica são especializações da entidade Pessoa. Como representar isso no banco de dados?</text:p>
      <text:p text:style-name="Text_20_body">Bem, nesse caso temos 2 alternativas:</text:p>
      <text:p text:style-name="Text_20_body">1) Criar uma única tabela para todas as especializações e incluir um campo diferenciador: Seria <text:soft-page-break/>juntar todos os tipos de Pessoa, em uma única tabela e acrescentar mais um campo para identificar a Pessoa. Exemplo:</text:p>
      <text:p text:style-name="Text_20_body"><text:span text:style-name="Strong_20_Emphasis">Pessoa: Código, TipoDePessoa, Nome, Endereço, Telefone, CPF, RG, CNPJ, IE, RazaoSocial </text:span></text:p>
      <text:p text:style-name="Text_20_body">2) Criar uma tabela para cada especialização e definir mais um campo identificador</text:p>
      <text:p text:style-name="Text_20_body"><text:span text:style-name="Strong_20_Emphasis">Pessoa: Código, Nome, Endereço, Telefone </text:span></text:p>
      <text:p text:style-name="Text_20_body"><text:span text:style-name="Strong_20_Emphasis">Pessoa_Fisica: CodPessoa, CPF, RG </text:span></text:p>
      <text:p text:style-name="Text_20_body"><text:span text:style-name="Strong_20_Emphasis">Pessoa_Juridica: CodPessoa, CNPJ, IE, RazaoSocial</text:span> </text:p>
      <text:p text:style-name="Text_20_body">A vantagem da primeira alternativa é que não precisaremos fazer junções da tabela generalizada (Pessoa) com a tabela especializada (Pessoa Física ou Jurídica) quando precisarmos de informações específicas. Outra vantagem é que a chave primária da tabela Pessoa fica armazenada somente 1 vez no banco de dados. A desvantagem é que, ao fazermos uma consulta no banco de dados, a linha inteira (todos os campos) são carregados na memória, mas sabemos que haverão campos em branco, dependendo do tipo de Pessoa cadastrada.</text:p>
      <text:p text:style-name="Text_20_body">Na segunda alternativa, há a necessidade de fazer junções quando formos obter todas as informações de uma Pessoa. Porém, a vantagem é que teremos somente os dados necessários sem a necessidade de carregar todos os campos na memória, gerando mais acessos ao banco de dados. As chaves primárias de Pessoa são repetidas nas tabelas especializadas e, quando houver atualização das informações de uma pessoa, haverá a necessidade de criar uma instrução para cada tabela especializada. </text:p>
      <text:p text:style-name="Text_20_body">A escolha de um dos tipos de tradução para generalizações/especializações irá depender do projeto que está sendo construído e dos recursos disponíveis para quem está modelando. Nada impede que as duas alternativas sejam usadas no mesmo projeto de banco de dados, uma alternativa pra cada caso de tabelas generalizadas.</text:p>
      <text:p text:style-name="Text_20_body">Concluídas as etapas de tradução entre modelos, temos o banco de dados formado, com suas tabelas, campos e relacionamentos. </text:p>
      <text:p text:style-name="Text_20_body">No próximo artigo falarei sobre como refinar o seu modelo relacional e também sobre a Normalização do seu banco de dados.</text:p>
      <text:p text:style-name="Text_20_body"><text:span text:style-name="Strong_20_Emphasis">Observações:</text:span></text:p>
      <text:p text:style-name="Text_20_body"><text:span text:style-name="Emphasis">Nesta série de artigos, eu faço uma análise de alto nível sobre a Modelagem de Dados sem aprofundar-me nos processos de modelagem. Se for do seu interesse, vale a pena pesquisar o conteúdo específico sobre cada etapa que descrevi nessa série.</text:span></text:p>
      <text:p text:style-name="Text_20_body"><text:span text:style-name="Emphasis">Se você me enviou e-mails e não obteve resposta, peço a gentileza de reenviar. Faço questão de responder a todas as mensagens, apesar do pouco tempo hábil.</text:span></text:p>
      <text:p text:style-name="Standard"/>
      <text:h text:style-name="Heading_20_1" text:outline-level="1" text:is-list-header="true">Final (Normalização)</text:h>
      <text:p text:style-name="Text_20_body">Caros leitores. Estou de volta com a última parte desta série, onde falarei sobre Normalização.</text:p>
      <text:p text:style-name="Text_20_body">Normalização é um processo baseado nas chamadas formais normais. Uma forma normal é uma regra e deve ser aplicada na construção das tabelas do banco de dados para que estas fiquem bem projetadas. Segundo autores, existem 4 formas normais. Neste artigo vou falar sobre as 3 primeiras, sendo as principais.</text:p>
      <text:p text:style-name="Text_20_body">Com o banco de dados construído, devem-se aplicar as 3 formas normais em cada tabela, ou grupo de tabelas relacionadas. As formas têm uma ordem e são dependentes, isto é, para se aplicar a segunda norma, deve-se obrigatoriamente ter aplicado a primeira e assim por diante.</text:p>
      <text:p text:style-name="Text_20_body"><text:soft-page-break/>Então, vamos às normas:</text:p>
      <text:h text:style-name="Heading_20_4" text:outline-level="4" text:is-list-header="true">1 Forma Normal: Verificação de Tabelas Aninhadas.</text:h>
      <text:p text:style-name="Text_20_body">Para uma tabela estar na primeira forma normal ela <text:span text:style-name="T3">não deve conter tabelas aninhadas</text:span>. Um jeito fácil de verificar esta norma é fazer uma leitura dos campos das tabelas fazendo a pergunta: Este campo depende de qual?.</text:p>
      <text:p text:style-name="Text_20_body">Vamos exemplificar, com a tabela Venda. Este é o esquema relacional da tabela:</text:p>
      <text:p text:style-name="Text_20_body"><text:span text:style-name="Strong_20_Emphasis">Venda</text:span>(<text:span text:style-name="T2">Codvenda</text:span>, Cliente, Endereco, Cep, Cidade, Estado, Telefone, Produto, Quantidade, Valorunitario, Valorfinal).</text:p>
      <text:p text:style-name="Text_20_body">O raciocínio é o seguinte: A tabela Venda, deve armazenar informações da venda. Pois bem, verificando o campo Cliente, sabemos que ele depende de CodVenda, afinal para cada Venda há um cliente. Vendo o campo Endereço, podemos concluir que ele não depende de Codvenda, e sim de Cliente, pois é uma informação referente particularmente ao cliente. Não existe um endereço de venda, existe sim um endereço do cliente para qual se fez a venda. Nisso podemos ver uma tabela aninhada. Os campos entre colchetes, são referentes ao cliente e não á venda.</text:p>
      <text:p text:style-name="Text_20_body"><text:span text:style-name="Strong_20_Emphasis">Venda </text:span>(<text:span text:style-name="T2">Codvenda</text:span>, [Cliente, Endereço, Cep, Cidade, Estado, Telefone, Produto, Quantidade, Valorunitario, Valorfinal).</text:p>
      <text:p text:style-name="Text_20_body">A solução é extrair estes campos para uma nova tabela, adicionar uma chave-primária à nova tabela e relaciona-la com a tabela Venda criando uma chave-estrangeira.</text:p>
      <text:p text:style-name="Text_20_body">Ficaria desta forma: </text:p>
      <text:p text:style-name="Text_20_body"><text:span text:style-name="Strong_20_Emphasis">Cliente </text:span>(<text:span text:style-name="T2">Codcliente</text:span>, Nome, Endereço, Cep, Cidade, Estado, Telefone).</text:p>
      <text:p text:style-name="Text_20_body"><text:span text:style-name="Strong_20_Emphasis">Venda </text:span>(<text:span text:style-name="T2">Codvenda, Codcliente</text:span>, Produto, Quantidade, Valorunitario, Valorfinal).</text:p>
      <text:p text:style-name="Text_20_body">Agora aplicamos novamente á primeira forma normal as 2 tabelas geradas. Uma situação comum em tabelas de cadastro é o caso Cidade-Estado. Analisando friamente pela forma normal, o Estado na tabela Cliente, depende de Cidade. No entanto Cidade, também depende de Estado, pois no caso de a cidade ser Curitiba o estado sempre deverá ser Paraná, porém se o Estado for Paraná, a cidade também poderá ser Londrina. Isso é o que chamamos de Dependência funcional: é onde aparentemente, uma informação depende da outra. No caso Cidade-Estado a solução é simples:</text:p>
      <text:p text:style-name="Text_20_body">Extraímos Cidade e Estado, de Cliente e geramos uma nova tabela. Em seguida, o mesmo processo feito anteriormente: adicionar uma chave-primária à nova tabela e relaciona-la criando uma chave-estrangeira na antiga tabela.</text:p>
      <text:p text:style-name="Text_20_body"><text:span text:style-name="Strong_20_Emphasis">Cidade </text:span>(<text:span text:style-name="T2">Codcidade</text:span>, Nome, Estado).</text:p>
      <text:p text:style-name="Text_20_body"><text:span text:style-name="Strong_20_Emphasis">Cliente </text:span>(<text:span text:style-name="T2">Codcliente, Codcidade</text:span>, Nome, Endereço, Cep, Telefone).</text:p>
      <text:p text:style-name="Text_20_body"><text:span text:style-name="Strong_20_Emphasis">Venda </text:span>(<text:span text:style-name="T2">Codvenda, Codcliente, Codcidade</text:span>, Produto, Quantidade, Valorunitario, Valorfinal).</text:p>
      <text:p text:style-name="Text_20_body">Seguindo com o exemplo, a tabela Cliente encontra-se na 1 forma normal, pois não há mais tabelas aninhadas. Verificando Venda, podemos enxergar mais uma tabela aninhada. Os campos entre colchetes são referente á mesma coisa: Produto de Venda</text:p>
      <text:p text:style-name="Text_20_body"><text:span text:style-name="Strong_20_Emphasis">Venda </text:span>(<text:span text:style-name="T2">Codvenda, Codcliente, Codcidade</text:span>, [Produto Quantidade, [Valorunitario, Valorfinal).</text:p>
      <text:p text:style-name="Text_20_body">Na maioria das situações, produtos têm um valor previamente especificado. O Valorunitário depende de Produto. Já a Quantidade (campo entre Produto e Valorunitario) não depende do produto e sim da Venda.</text:p>
      <text:p text:style-name="Text_20_body"><text:span text:style-name="Strong_20_Emphasis">Cidade </text:span>(<text:span text:style-name="T2">Codcidade</text:span>, Nome, Estado).</text:p>
      <text:p text:style-name="Text_20_body"><text:span text:style-name="Strong_20_Emphasis">Cliente </text:span>(<text:span text:style-name="T2">Codcliente, Codcidade</text:span>, Nome, Endereço, Cep, Telefone).</text:p>
      <text:p text:style-name="Text_20_body"><text:soft-page-break/><text:span text:style-name="Strong_20_Emphasis">Produto </text:span>(<text:span text:style-name="T2">Codproduto</text:span>, Nome, Valorunitario).</text:p>
      <text:p text:style-name="Text_20_body"><text:span text:style-name="Strong_20_Emphasis">Venda </text:span>(<text:span text:style-name="T2">Codvenda, Codcliente, Codcidade, Codproduto</text:span>, Quantidade, Valorfinal).</text:p>
      <text:p text:style-name="Text_20_body">Passando a tabela Venda pela primeira forma normal, obtivemos 3 tabelas. Vamos á próxima forma</text:p>
      <text:h text:style-name="Heading_20_4" text:outline-level="4" text:is-list-header="true">2 Forma Normal: Verificação de Dependências Parciais</text:h>
      <text:p text:style-name="Text_20_body">Para uma tabela estar na segunda formal, <text:span text:style-name="T2">além de estar na primeira forma ela não deve conter dependências parciais</text:span>. Um jeito de verificar esta norma é refazer a leitura dos campos fazendo a pergunta: <text:span text:style-name="T2">Este campo depende de toda a chave? Se não, temos uma dependência parcial.</text:span>.</text:p>
      <text:p text:style-name="Text_20_body">Vimos antes o caso Cidade-Estado que gerava uma dependência funcional. É preciso entender este conceito para que você entenda o que é Dependência Parcial.</text:p>
      <text:p text:style-name="Text_20_body">Após a normalização da tabela Venda, acabamos com uma chave composta de 4 campos:</text:p>
      <text:p text:style-name="Text_20_body"><text:span text:style-name="Strong_20_Emphasis">Venda </text:span>(<text:span text:style-name="T2">Codvenda, Codcliente, Codcidade, Codproduto</text:span>, Quantidade, Valorfinal).</text:p>
      <text:p text:style-name="Text_20_body">A questão agora é verificar se cada campo não-chave depende destas 4 chaves. O raciocínio seria assim:</text:p>
      <text:list xml:id="list2487808013897282215" text:style-name="L2">
        <text:list-item>
          <text:p text:style-name="P10">O primeiro campo não-chave é Quantidade. </text:p>
        </text:list-item>
        <text:list-item>
          <text:p text:style-name="P10">Quantidade depende de Codvenda, pois para cada venda há uma quantidade específica de itens. </text:p>
        </text:list-item>
        <text:list-item>
          <text:p text:style-name="P10">Quantidade depende de Codvenda e Codcliente, pois para um cliente podem ser feitas várias vendas, com quantidades diferentes. </text:p>
        </text:list-item>
        <text:list-item>
          <text:p text:style-name="P10">Quantidade não depende de Cidade. Quem depende de Cidade é Cliente. Aqui está uma dependência parcial. </text:p>
        </text:list-item>
        <text:list-item>
          <text:p text:style-name="P8">Quantidade depende de Codproduto, pois para cada produto da Venda á uma quantidade certa. </text:p>
        </text:list-item>
      </text:list>
      <text:p text:style-name="Text_20_body">Quantidade depende de 3 campos, dos 4 que compõe a chave de Venda. Quem sobrou nessa história foi Codcidade. A tabela Cidade já está ligada com Cliente, que já está ligado com Venda. A chave Codcidade em Venda é redundante, portanto podemos eliminá-la.</text:p>
      <text:p text:style-name="Text_20_body"><text:span text:style-name="Strong_20_Emphasis">Venda </text:span>(<text:span text:style-name="T2">Codvenda, Codcliente, Codproduto</text:span>, Quantidade, Valorfinal).</text:p>
      <text:p text:style-name="Text_20_body">O próximo campo não-chave é Valorfinal. Verificando Valorfinal, da mesma forma que Quantidade, ele depende de toda a chave de Venda. Portanto vamos á próxima norma.</text:p>
      <text:h text:style-name="Heading_20_4" text:outline-level="4" text:is-list-header="true">3 Forma Normal: Verificação de Dependências Transitivas</text:h>
      <text:p text:style-name="Text_20_body">Para uma tabela estar na segunda formal, <text:span text:style-name="T2">além de estar na segunda forma ela não deve conter dependências transitivas. Um jeito de verificar esta norma é refazer a leitura dos campos fazendo a pergunta: Este campo depende de outro que não seja a chave? Se Sim, temos uma dependência transitiva..</text:span></text:p>
      <text:p text:style-name="Text_20_body">No exemplo de Venda, temos um caso de dependência transitiva:</text:p>
      <text:p text:style-name="Text_20_body">Na tabela Venda, temos Valorfinal. Este campo é o resultado do valor unitário do produto multiplicado pela quantidade, isto é, para um valor final existir ele DEPENDE de valor unitário e quantidade. O Valorunitário está na tabela Produto, relacionada à Venda e Quantidade está na própria Venda. Valorfinal depende destes 2 campos e eles não são campos-chave, o que nos leva a pensar: Se temos valor unitário e quantidade, porque teremos valor final? O valor final nada mais é que o resultado de um cálculo de dados que já está estão no banco, o que o torna um campo redundante.</text:p>
      <text:p text:style-name="Text_20_body">Quando for necessário ao sistema obter o valor final, basta selecionar o valor unitário e multiplicar pela quantidade. Não há porque guardar o valor final em outro campo. Aqui a solução é eliminar o <text:soft-page-break/>campo Valorfinal.</text:p>
      <text:p text:style-name="Text_20_body"><text:span text:style-name="Strong_20_Emphasis">Cidade </text:span>(<text:span text:style-name="T2">Codcidade</text:span>, Nome, Estado).</text:p>
      <text:p text:style-name="Text_20_body"><text:span text:style-name="Strong_20_Emphasis">Cliente </text:span>(<text:span text:style-name="T2">Codcliente, Codcidade</text:span>, Nome, Endereco, Cep, Telefone).</text:p>
      <text:p text:style-name="Text_20_body"><text:span text:style-name="Strong_20_Emphasis">Produto </text:span>(<text:span text:style-name="T2">Codproduto</text:span>, Nome, Valorunitario).</text:p>
      <text:p text:style-name="Text_20_body"><text:span text:style-name="Strong_20_Emphasis">Venda </text:span>(<text:span text:style-name="T2">Codvenda, Codcliente</text:span>, Codproduto, Quantidade).</text:p>
      <text:p text:style-name="Text_20_body">Em tese, agora temos todas as tabelas normalizadas. Ainda restou o caso do campo Estado na tabela Cidade, mas eu deixarei para uma outra ocasião, pois o objetivo aqui é mostrar conceitualmente o processo de normalização do banco de dados.</text:p>
      <text:p text:style-name="Text_20_body">É muito comum, no processo de normalização enxergamos todas as formas normais ao mesmo tempo. Enquanto separamos as tabelas aninhadas, já conseguimos ver as dependências transitivas e logo mais encontramos uma dependência parcial, tudo assim, ao mesmo tempo. Isso é normal. Só tome cuidado, para não deixar nada passar batido.</text:p>
      <text:p text:style-name="Text_20_body">Reforçando o recado do artigo anterior: tem muito mais a ser visto sobre as etapas que eu mostrei nessa série. Aqui foi só uma demonstração do que se deve levar em conta ao modelar e construir um banco de dados íntegro, correto e que aproveita os dados da forma mais eficiente possível.</text:p>
      <text:p text:style-name="Standard"/>
      <text:p text:style-name="Standard"/>
      <text:p text:style-name="P1">Links dos originais:</text:p>
      <text:p text:style-name="Standard"><text:a xlink:type="simple" xlink:href="http://imasters.uol.com.br/artigo/4468/uml/modelagem_de_dados_no_access/" text:style-name="Internet_20_link" text:visited-style-name="Visited_20_Internet_20_Link">http://imasters.uol.com.br/artigo/4468/uml/modelagem_de_dados_no_access/</text:a></text:p>
      <text:p text:style-name="Standard"><text:a xlink:type="simple" xlink:href="http://imasters.uol.com.br/artigo/4629/bancodedados/modelagem_de_dados_1_entidades/" text:style-name="Internet_20_link" text:visited-style-name="Visited_20_Internet_20_Link">http://imasters.uol.com.br/artigo/4629/bancodedados/modelagem_de_dados_1_entidades/</text:a></text:p>
      <text:p text:style-name="Standard"><text:a xlink:type="simple" xlink:href="http://imasters.uol.com.br/artigo/4799/access/modelagem_de_dados_2_-_os_relacionamentos/" text:style-name="Internet_20_link" text:visited-style-name="Visited_20_Internet_20_Link">http://imasters.uol.com.br/artigo/4799/access/modelagem_de_dados_2_-_os_relacionamentos/</text:a></text:p>
      <text:p text:style-name="Standard"><text:a xlink:type="simple" xlink:href="http://imasters.uol.com.br/artigo/5111/bancodedados/modelagem_de_dados_-_validacao_do_modelo_er/" text:style-name="Internet_20_link" text:visited-style-name="Visited_20_Internet_20_Link">http://imasters.uol.com.br/artigo/5111/bancodedados/modelagem_de_dados_-_validacao_do_modelo_er/</text:a></text:p>
      <text:p text:style-name="Standard"><text:a xlink:type="simple" xlink:href="http://imasters.uol.com.br/artigo/5265/bancodedados/modelagem_de_dados_parte_04_-_abordagem_relacional/" text:style-name="Internet_20_link" text:visited-style-name="Visited_20_Internet_20_Link">http://imasters.uol.com.br/artigo/5265/bancodedados/modelagem_de_dados_parte_04_-_abordagem_relacional/</text:a></text:p>
      <text:p text:style-name="Standard"><text:a xlink:type="simple" xlink:href="http://imasters.uol.com.br/artigo/5403/bancodedados/modelagem_de_dados_-_parte_05_transformacao_entre_modelos/" text:style-name="Internet_20_link" text:visited-style-name="Visited_20_Internet_20_Link">http://imasters.uol.com.br/artigo/5403/bancodedados/modelagem_de_dados_-_parte_05_transformacao_entre_modelos/</text:a></text:p>
      <text:p text:style-name="Standard"><text:a xlink:type="simple" xlink:href="http://imasters.uol.com.br/artigo/6167/bancodedados/modelagem_de_dados_-_parte_06_generalizacoes__especializacoes/" text:style-name="Internet_20_link" text:visited-style-name="Visited_20_Internet_20_Link">http://imasters.uol.com.br/artigo/6167/bancodedados/modelagem_de_dados_-_parte_06_generalizacoes__especializacoes/</text:a></text:p>
      <text:p text:style-name="Standard"><text:a xlink:type="simple" xlink:href="http://imasters.uol.com.br/artigo/7020/bancodedados/modelagem_de_dados_-_final_normalizacao/" text:style-name="Internet_20_link" text:visited-style-name="Visited_20_Internet_20_Link">http://imasters.uol.com.br/artigo/7020/bancodedados/modelagem_de_dados_-_final_normalizacao/</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PT"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New Roman" fo:font-size="12pt" fo:language="pt" fo:country="P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creation-date>2008-05-31T21:24:31</meta:creation-date>
    <dc:date>2016-07-18T09:48:31.241118380</dc:date>
    <meta:editing-cycles>50</meta:editing-cycles>
    <meta:editing-duration>PT1H22M33S</meta:editing-duration>
    <dc:creator>Ribamar </dc:creator>
    <meta:document-statistic meta:table-count="0" meta:image-count="1" meta:object-count="0" meta:page-count="14" meta:paragraph-count="211" meta:word-count="5925" meta:character-count="38499" meta:non-whitespace-character-count="32730"/>
    <meta:user-defined meta:name="Info 1"/>
    <meta:user-defined meta:name="Info 2"/>
    <meta:user-defined meta:name="Info 3"/>
    <meta:user-defined meta:name="Info 4"/>
  </office:meta>
</office:document-meta>
</file>